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2 Optimal Hyperpara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.19170911896315" calcext:value-type="float">
            <text:p>0.191709118963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.319839789264671" calcext:value-type="float">
            <text:p>0.319839789264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.201484122743599" calcext:value-type="float">
            <text:p>0.201484122743599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.193087577617651" calcext:value-type="float">
            <text:p>0.19308757761765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.182203999565306" calcext:value-type="float">
            <text:p>0.182203999565306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8434852730884" calcext:value-type="float">
            <text:p>0.208434852730884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31996173424784" calcext:value-type="float">
            <text:p>0.3199617342478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0531079229389" calcext:value-type="float">
            <text:p>0.300531079229389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804890268454" calcext:value-type="float">
            <text:p>0.24804890268454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7544455641795" calcext:value-type="float">
            <text:p>0.25754445564179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.325021064422929" calcext:value-type="float">
            <text:p>0.3250210644229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.472282274545927" calcext:value-type="float">
            <text:p>0.472282274545927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.381939635106868" calcext:value-type="float">
            <text:p>0.3819396351068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.36834839135716" calcext:value-type="float">
            <text:p>0.368348391357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.37609308937362" calcext:value-type="float">
            <text:p>0.3760930893736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7283785987791" calcext:value-type="float">
            <text:p>0.377283785987791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81816159297373" calcext:value-type="float">
            <text:p>0.4818161592973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37355818608228" calcext:value-type="float">
            <text:p>0.4373558186082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388804385401071" calcext:value-type="float">
            <text:p>0.3888043854010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8607696214909" calcext:value-type="float">
            <text:p>0.378607696214909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0.392861252687946" calcext:value-type="float">
            <text:p>0.392861252687946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0.5136329727955" calcext:value-type="float">
            <text:p>0.513632972795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0.472495994586649" calcext:value-type="float">
            <text:p>0.472495994586649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0.415482431117745" calcext:value-type="float">
            <text:p>0.41548243111774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0.402070401897288" calcext:value-type="float">
            <text:p>0.402070401897288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0.401999856908309" calcext:value-type="float">
            <text:p>0.4019998569083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0.523087792548841" calcext:value-type="float">
            <text:p>0.523087792548841</text:p>
          </table:table-cell>
          <table:table-cell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0.481690499840179" calcext:value-type="float">
            <text:p>0.48169049984017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0.424731021925245" calcext:value-type="float">
            <text:p>0.4247310219252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0.418153933484424" calcext:value-type="float">
            <text:p>0.418153933484424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14992309276639" calcext:value-type="float">
            <text:p>0.4149923092766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65447236348548" calcext:value-type="float">
            <text:p>0.565447236348548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9528112153485" calcext:value-type="float">
            <text:p>0.4952811215348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61777816970907" calcext:value-type="float">
            <text:p>0.4617778169709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33405359631114" calcext:value-type="float">
            <text:p>0.433405359631114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.418686833001443" calcext:value-type="float">
            <text:p>0.4186868330014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.560827981787878" calcext:value-type="float">
            <text:p>0.5608279817878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.500970133725837" calcext:value-type="float">
            <text:p>0.5009701337258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.461598489178473" calcext:value-type="float">
            <text:p>0.4615984891784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.437229192804373" calcext:value-type="float">
            <text:p>0.437229192804373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23777413678718" calcext:value-type="float">
            <text:p>0.4237774136787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62148257977419" calcext:value-type="float">
            <text:p>0.562148257977419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06541252882013" calcext:value-type="float">
            <text:p>0.506541252882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62309556550381" calcext:value-type="float">
            <text:p>0.4623095565503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404246551043" calcext:value-type="float">
            <text:p>0.44042465510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d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.283335200294894" calcext:value-type="float">
            <text:p>0.28333520029489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.312924019927679" calcext:value-type="float">
            <text:p>0.312924019927679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.276802679883419" calcext:value-type="float">
            <text:p>0.2768026798834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.245698565238534" calcext:value-type="float">
            <text:p>0.24569856523853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.282294501523763" calcext:value-type="float">
            <text:p>0.2822945015237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42979683927641" calcext:value-type="float">
            <text:p>0.34297968392764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65044437187986" calcext:value-type="float">
            <text:p>0.3650444371879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51411162089382" calcext:value-type="float">
            <text:p>0.35141116208938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23493449933167" calcext:value-type="float">
            <text:p>0.323493449933167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50320861866992" calcext:value-type="float">
            <text:p>0.3503208618669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0.391136128300444" calcext:value-type="float">
            <text:p>0.3911361283004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0.415705725214575" calcext:value-type="float">
            <text:p>0.4157057252145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0.412101640503587" calcext:value-type="float">
            <text:p>0.412101640503587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0.366400162215672" calcext:value-type="float">
            <text:p>0.36640016221567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0.391908862400966" calcext:value-type="float">
            <text:p>0.391908862400966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2567593561696" calcext:value-type="float">
            <text:p>0.425675935616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52162507615567" calcext:value-type="float">
            <text:p>0.452162507615567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29710843203891" calcext:value-type="float">
            <text:p>0.42971084320389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00052904606028" calcext:value-type="float">
            <text:p>0.400052904606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18378330298886" calcext:value-type="float">
            <text:p>0.4183783302988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office:value-type="float" office:value="0.447590085316363" calcext:value-type="float">
            <text:p>0.447590085316363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office:value-type="float" office:value="0.477137041205269" calcext:value-type="float">
            <text:p>0.47713704120526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office:value-type="float" office:value="0.457759461765888" calcext:value-type="float">
            <text:p>0.4577594617658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office:value-type="float" office:value="0.424820926289574" calcext:value-type="float">
            <text:p>0.42482092628957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office:value-type="float" office:value="0.448400602937029" calcext:value-type="float">
            <text:p>0.448400602937029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468061419970119" calcext:value-type="float">
            <text:p>0.4680614199701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499081914801454" calcext:value-type="float">
            <text:p>0.49908191480145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471534656809965" calcext:value-type="float">
            <text:p>0.47153465680996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460441689661865" calcext:value-type="float">
            <text:p>0.4604416896618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464108194180963" calcext:value-type="float">
            <text:p>0.464108194180963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office:value-type="float" office:value="0.489883796192595" calcext:value-type="float">
            <text:p>0.48988379619259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office:value-type="float" office:value="0.510812867401168" calcext:value-type="float">
            <text:p>0.510812867401168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office:value-type="float" office:value="0.499320990049213" calcext:value-type="float">
            <text:p>0.499320990049213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office:value-type="float" office:value="0.468335831665244" calcext:value-type="float">
            <text:p>0.46833583166524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office:value-type="float" office:value="0.479903877255051" calcext:value-type="float">
            <text:p>0.479903877255051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506774147808479" calcext:value-type="float">
            <text:p>0.506774147808479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529149027229356" calcext:value-type="float">
            <text:p>0.529149027229356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510411443362832" calcext:value-type="float">
            <text:p>0.510411443362832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482885173610836" calcext:value-type="float">
            <text:p>0.482885173610836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500452002102538" calcext:value-type="float">
            <text:p>0.500452002102538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office:value-type="float" office:value="0.516637865959196" calcext:value-type="float">
            <text:p>0.516637865959196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office:value-type="float" office:value="0.54445318651987" calcext:value-type="float">
            <text:p>0.54445318651987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office:value-type="float" office:value="0.534413446095088" calcext:value-type="float">
            <text:p>0.5344134460950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office:value-type="float" office:value="0.504153575143008" calcext:value-type="float">
            <text:p>0.504153575143008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office:value-type="float" office:value="0.507287845793901" calcext:value-type="float">
            <text:p>0.5072878457939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52713617359343" calcext:value-type="float">
            <text:p>0.527136173593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549538693374287" calcext:value-type="float">
            <text:p>0.54953869337428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550318316138638" calcext:value-type="float">
            <text:p>0.550318316138638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517384477767306" calcext:value-type="float">
            <text:p>0.5173844777673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516627775640531" calcext:value-type="float">
            <text:p>0.51662777564053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office:value-type="float" office:value="0.540173886932887" calcext:value-type="float">
            <text:p>0.540173886932887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office:value-type="float" office:value="0.565927708039244" calcext:value-type="float">
            <text:p>0.5659277080392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office:value-type="float" office:value="0.547764144300577" calcext:value-type="float">
            <text:p>0.547764144300577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office:value-type="float" office:value="0.521624824772622" calcext:value-type="float">
            <text:p>0.52162482477262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office:value-type="float" office:value="0.524960368881648" calcext:value-type="float">
            <text:p>0.524960368881648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555109810524294" calcext:value-type="float">
            <text:p>0.55510981052429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575547507475688" calcext:value-type="float">
            <text:p>0.575547507475688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560999437345767" calcext:value-type="float">
            <text:p>0.560999437345767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527749009413577" calcext:value-type="float">
            <text:p>0.527749009413577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543933939670556" calcext:value-type="float">
            <text:p>0.543933939670556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Sheet1.B50:Sheet1.H11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IPAGothic" fo:language="en" fo:country="US" style:font-name-asian="IPAGothic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8T12:06:58.715398444</dc:date>
    <meta:editing-duration>PT18M17S</meta:editing-duration>
    <meta:editing-cycles>3</meta:editing-cycles>
    <meta:generator>LibreOffice/7.1.7.2$Linux_X86_64 LibreOffice_project/10$Build-2</meta:generator>
    <meta:document-statistic meta:table-count="1" meta:cell-count="757" meta:object-count="0"/>
  </office:meta>
</office:document-meta>
</file>